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b62d" officeooo:paragraph-rsid="0017b62d"/>
    </style:style>
    <style:style style:name="P2" style:family="paragraph" style:parent-style-name="Standard">
      <style:text-properties officeooo:rsid="001829e1" officeooo:paragraph-rsid="001829e1"/>
    </style:style>
    <style:style style:name="P3" style:family="paragraph" style:parent-style-name="Standard">
      <style:text-properties officeooo:rsid="0017b62d" officeooo:paragraph-rsid="0017b62d"/>
    </style:style>
    <style:style style:name="P4" style:family="paragraph" style:parent-style-name="Standard">
      <style:text-properties officeooo:rsid="00193796" officeooo:paragraph-rsid="001937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ur les mfcc voir :</text:p>
      <text:p text:style-name="P4"/>
      <text:p text:style-name="P4">http://www.ee.ic.ac.uk/hp/staff/dmb/voicebox/doc/voicebox/melcepst.html</text:p>
      <text:p text:style-name="P1"/>
      <text:p text:style-name="P1">Pour les kppv, en cas d'égalité on prend un point de plus (k=k+1).</text:p>
      <text:p text:style-name="P1"/>
      <text:p text:style-name="P2">Main3 utilise les kppv</text:p>
      <text:p text:style-name="Standard"/>
      <text:p text:style-name="Standard"/>
      <text:p text:style-name="Standard">Kppv k=5</text:p>
      <text:p text:style-name="Standard"/>
      <text:p text:style-name="Standard">17<text:tab/>0<text:tab/>0<text:tab/>0<text:tab/>0<text:tab/>0<text:tab/>0<text:tab/>1<text:tab/>0<text:tab/>2</text:p>
      <text:p text:style-name="Standard">0<text:tab/>14<text:tab/>0<text:tab/>2<text:tab/>2<text:tab/>0<text:tab/>0<text:tab/>0<text:tab/>0<text:tab/>2</text:p>
      <text:p text:style-name="Standard">0<text:tab/>3<text:tab/>11<text:tab/>0<text:tab/>0<text:tab/>3<text:tab/>0<text:tab/>1<text:tab/>2<text:tab/>0</text:p>
      <text:p text:style-name="Standard">0<text:tab/>0<text:tab/>0<text:tab/>13<text:tab/>1<text:tab/>0<text:tab/>0<text:tab/>4<text:tab/>2<text:tab/>0</text:p>
      <text:p text:style-name="Standard">0<text:tab/>0<text:tab/>0<text:tab/>4<text:tab/>12<text:tab/>0<text:tab/>0<text:tab/>0<text:tab/>0<text:tab/>4</text:p>
      <text:p text:style-name="Standard">0<text:tab/>0<text:tab/>0<text:tab/>0<text:tab/>0<text:tab/>17<text:tab/>1<text:tab/>2<text:tab/>0<text:tab/>0</text:p>
      <text:p text:style-name="Standard">0<text:tab/>0<text:tab/>0<text:tab/>2<text:tab/>1<text:tab/>3<text:tab/>13<text:tab/>1<text:tab/>0<text:tab/>0</text:p>
      <text:p text:style-name="Standard">0<text:tab/>0<text:tab/>0<text:tab/>2<text:tab/>1<text:tab/>0<text:tab/>1<text:tab/>15<text:tab/>1<text:tab/>0</text:p>
      <text:p text:style-name="Standard">0<text:tab/>0<text:tab/>0<text:tab/>2<text:tab/>3<text:tab/>0<text:tab/>0<text:tab/>1<text:tab/>10<text:tab/>4</text:p>
      <text:p text:style-name="Standard">0<text:tab/>0<text:tab/>0<text:tab/>1<text:tab/>4<text:tab/>0<text:tab/>0<text:tab/>0<text:tab/>1<text:tab/>14</text:p>
      <text:p text:style-name="Standard"/>
      <text:p text:style-name="Standard">0.6800</text:p>
      <text:p text:style-name="Standard"/>
      <text:p text:style-name="Standard">lois normales</text:p>
      <text:p text:style-name="Standard">16<text:tab/>0<text:tab/>0<text:tab/>3<text:tab/>0<text:tab/>1<text:tab/>0<text:tab/>0<text:tab/>0<text:tab/>0</text:p>
      <text:p text:style-name="Standard">0<text:tab/>17<text:tab/>0<text:tab/>0<text:tab/>3<text:tab/>0<text:tab/>0<text:tab/>0<text:tab/>0<text:tab/>0</text:p>
      <text:p text:style-name="Standard">0<text:tab/>0<text:tab/>19<text:tab/>0<text:tab/>0<text:tab/>0<text:tab/>1<text:tab/>0<text:tab/>0<text:tab/>0</text:p>
      <text:p text:style-name="Standard">0<text:tab/>0<text:tab/>0<text:tab/>14<text:tab/>0<text:tab/>3<text:tab/>3<text:tab/>0<text:tab/>0<text:tab/>0</text:p>
      <text:p text:style-name="Standard">0<text:tab/>1<text:tab/>0<text:tab/>0<text:tab/>18<text:tab/>1<text:tab/>0<text:tab/>0<text:tab/>0<text:tab/>0</text:p>
      <text:p text:style-name="Standard">0<text:tab/>0<text:tab/>0<text:tab/>1<text:tab/>0<text:tab/>15<text:tab/>3<text:tab/>1<text:tab/>0<text:tab/>0</text:p>
      <text:p text:style-name="Standard">0<text:tab/>0<text:tab/>0<text:tab/>0<text:tab/>0<text:tab/>1<text:tab/>17<text:tab/>2<text:tab/>0<text:tab/>0</text:p>
      <text:p text:style-name="Standard">0<text:tab/>0<text:tab/>0<text:tab/>0<text:tab/>0<text:tab/>0<text:tab/>0<text:tab/>17<text:tab/>3<text:tab/>0</text:p>
      <text:p text:style-name="Standard">0<text:tab/>0<text:tab/>0<text:tab/>0<text:tab/>0<text:tab/>0<text:tab/>0<text:tab/>0<text:tab/>20<text:tab/>0</text:p>
      <text:p text:style-name="Standard">0<text:tab/>0<text:tab/>0<text:tab/>0<text:tab/>0<text:tab/>0<text:tab/>0<text:tab/>1<text:tab/>0<text:tab/>19</text:p>
      <text:p text:style-name="Standard"/>
      <text:p text:style-name="Standard">0.86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7:49:20.877655286</meta:creation-date>
    <meta:editing-duration>PT25S</meta:editing-duration>
    <meta:editing-cycles>4</meta:editing-cycles>
    <meta:generator>LibreOffice/4.2.6.3$Linux_x86 LibreOffice_project/420m0$Build-3</meta:generator>
    <dc:date>2014-10-29T20:31:06.474610556</dc:date>
    <dc:creator>JackDanny </dc:creator>
    <meta:document-statistic meta:table-count="0" meta:image-count="0" meta:object-count="0" meta:page-count="1" meta:paragraph-count="28" meta:word-count="229" meta:character-count="612" meta:non-whitespace-character-count="411"/>
  </office:meta>
</office:document-meta>
</file>